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420e" draw:textarea-horizontal-align="justify" draw:textarea-vertical-align="middle" draw:auto-grow-height="false" fo:min-height="0.508cm" fo:min-width="4.238cm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 fo:min-height="0.508cm" fo:min-width="5.27cm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 fo:min-height="0.508cm" fo:min-width="7.726cm"/>
    </style:style>
    <style:style style:name="gr4" style:family="graphic" style:parent-style-name="standard">
      <style:graphic-properties draw:fill="solid" draw:fill-color="#0000ff" draw:textarea-horizontal-align="justify" draw:textarea-vertical-align="middle" draw:auto-grow-height="false" fo:min-height="0.508cm" fo:min-width="6.864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standard">
      <style:graphic-properties draw:fill="hatch" draw:fill-color="#0000ff" draw:fill-hatch-name="Black_20_45_20_Degrees" draw:textarea-horizontal-align="justify" draw:textarea-vertical-align="middle" draw:auto-grow-height="false" fo:min-height="0.048cm" fo:min-width="0.738cm"/>
    </style:style>
    <style:style style:name="gr11" style:family="graphic" style:parent-style-name="standard">
      <style:graphic-properties draw:fill="hatch" draw:fill-color="#0000ff" draw:fill-hatch-name="Black_20_90_20_Degrees" draw:textarea-horizontal-align="justify" draw:textarea-vertical-align="middle" draw:auto-grow-height="false" fo:min-height="0.048cm" fo:min-width="0.738cm"/>
    </style:style>
    <style:style style:name="gr12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1.23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ff420e"/>
      <style:paragraph-properties fo:text-align="center"/>
    </style:style>
    <style:style style:name="P2" style:family="paragraph">
      <loext:graphic-properties draw:fill="solid" draw:fill-color="#00ff00"/>
      <style:paragraph-properties fo:text-align="center"/>
    </style:style>
    <style:style style:name="P3" style:family="paragraph">
      <loext:graphic-properties draw:fill="solid" draw:fill-color="#ffff00"/>
      <style:paragraph-properties fo:text-align="center"/>
    </style:style>
    <style:style style:name="P4" style:family="paragraph">
      <loext:graphic-properties draw:fill="solid" draw:fill-color="#0000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hatch" draw:fill-color="#0000ff" draw:fill-hatch-name="Black_20_45_20_Degrees"/>
      <style:paragraph-properties fo:text-align="center"/>
    </style:style>
    <style:style style:name="P9" style:family="paragraph">
      <loext:graphic-properties draw:fill="hatch" draw:fill-color="#0000ff" draw:fill-hatch-name="Black_20_90_20_Degrees"/>
      <style:paragraph-properties fo:text-align="center"/>
    </style:style>
    <style:style style:name="P10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18cm" svg:height="0.838cm" svg:x="7.874cm" svg:y="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5.85cm" svg:height="0.838cm" svg:x="12.692cm" svg:y="7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8.306cm" svg:height="0.838cm" svg:x="18.542cm" svg:y="7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7.444cm" svg:height="0.838cm" svg:x="0.43cm" svg:y="7.7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xml:id="id9" draw:id="id9" draw:layer="layout" svg:width="2.437cm" svg:height="0.962cm" svg:x="12.041cm" svg:y="0.762cm">
          <draw:text-box>
            <text:p>gene</text:p>
          </draw:text-box>
        </draw:frame>
        <draw:g xml:id="id7" draw:id="id7">
          <draw:line draw:style-name="gr6" draw:text-style-name="P6" draw:layer="layout" svg:x1="20.574cm" svg:y1="2.032cm" svg:x2="22.809cm" svg:y2="2.032cm">
            <text:p/>
          </draw:line>
          <draw:line draw:style-name="gr6" draw:text-style-name="P6" draw:layer="layout" svg:x1="22.809cm" svg:y1="2.032cm" svg:x2="23.368cm" svg:y2="1.524cm">
            <text:p/>
          </draw:line>
          <draw:line draw:style-name="gr6" draw:text-style-name="P6" draw:layer="layout" svg:x1="23.368cm" svg:y1="1.524cm" svg:x2="22.809cm" svg:y2="1.016cm">
            <text:p/>
          </draw:line>
          <draw:line draw:style-name="gr6" draw:text-style-name="P6" draw:layer="layout" svg:x1="22.809cm" svg:y1="1.016cm" svg:x2="20.574cm" svg:y2="1.016cm">
            <text:p/>
          </draw:line>
          <draw:line draw:style-name="gr6" draw:text-style-name="P6" draw:layer="layout" svg:x1="20.574cm" svg:y1="1.016cm" svg:x2="21.133cm" svg:y2="1.524cm">
            <text:p/>
          </draw:line>
          <draw:line draw:style-name="gr6" draw:text-style-name="P6" draw:layer="layout" svg:x1="20.574cm" svg:y1="2.032cm" svg:x2="21.133cm" svg:y2="1.524cm">
            <text:p/>
          </draw:line>
          <draw:frame draw:style-name="gr7" draw:text-style-name="P5" draw:layer="layout" svg:width="2.029cm" svg:height="0.962cm" svg:x="20.853cm" svg:y="1.07cm">
            <draw:text-box>
              <text:p><text:s/>term</text:p>
            </draw:text-box>
          </draw:frame>
          <draw:line draw:style-name="gr6" draw:text-style-name="P6" draw:layer="layout" svg:x1="20.574cm" svg:y1="2.032cm" svg:x2="22.809cm" svg:y2="2.032cm">
            <text:p/>
          </draw:line>
          <draw:line draw:style-name="gr6" draw:text-style-name="P6" draw:layer="layout" svg:x1="22.809cm" svg:y1="2.032cm" svg:x2="23.368cm" svg:y2="1.524cm">
            <text:p/>
          </draw:line>
          <draw:line draw:style-name="gr6" draw:text-style-name="P6" draw:layer="layout" svg:x1="23.368cm" svg:y1="1.524cm" svg:x2="22.809cm" svg:y2="1.016cm">
            <text:p/>
          </draw:line>
          <draw:line draw:style-name="gr6" draw:text-style-name="P6" draw:layer="layout" svg:x1="22.809cm" svg:y1="1.016cm" svg:x2="20.574cm" svg:y2="1.016cm">
            <text:p/>
          </draw:line>
          <draw:line draw:style-name="gr6" draw:text-style-name="P6" draw:layer="layout" svg:x1="20.574cm" svg:y1="1.016cm" svg:x2="21.133cm" svg:y2="1.524cm">
            <text:p/>
          </draw:line>
          <draw:line draw:style-name="gr6" draw:text-style-name="P6" draw:layer="layout" svg:x1="20.574cm" svg:y1="2.032cm" svg:x2="21.133cm" svg:y2="1.524cm">
            <text:p/>
          </draw:line>
        </draw:g>
        <draw:g xml:id="id5" draw:id="id5">
          <draw:line draw:style-name="gr6" draw:text-style-name="P6" draw:layer="layout" svg:x1="2.54cm" svg:y1="2.032cm" svg:x2="4.572cm" svg:y2="2.032cm">
            <text:p/>
          </draw:line>
          <draw:line draw:style-name="gr6" draw:text-style-name="P6" draw:layer="layout" svg:x1="4.572cm" svg:y1="2.032cm" svg:x2="5.08cm" svg:y2="1.524cm">
            <text:p/>
          </draw:line>
          <draw:line draw:style-name="gr6" draw:text-style-name="P6" draw:layer="layout" svg:x1="5.08cm" svg:y1="1.524cm" svg:x2="4.572cm" svg:y2="1.016cm">
            <text:p/>
          </draw:line>
          <draw:line draw:style-name="gr6" draw:text-style-name="P6" draw:layer="layout" svg:x1="4.572cm" svg:y1="1.016cm" svg:x2="2.54cm" svg:y2="1.016cm">
            <text:p/>
          </draw:line>
          <draw:line draw:style-name="gr6" draw:text-style-name="P6" draw:layer="layout" svg:x1="2.54cm" svg:y1="1.016cm" svg:x2="3.048cm" svg:y2="1.524cm">
            <text:p/>
          </draw:line>
          <draw:line draw:style-name="gr6" draw:text-style-name="P6" draw:layer="layout" svg:x1="2.54cm" svg:y1="2.032cm" svg:x2="3.048cm" svg:y2="1.524cm">
            <text:p/>
          </draw:line>
          <draw:frame draw:style-name="gr8" draw:text-style-name="P5" draw:layer="layout" svg:width="2.018cm" svg:height="0.962cm" svg:x="2.894cm" svg:y="1.07cm">
            <draw:text-box>
              <text:p>Prom</text:p>
            </draw:text-box>
          </draw:frame>
          <draw:line draw:style-name="gr6" draw:text-style-name="P6" draw:layer="layout" svg:x1="2.54cm" svg:y1="2.032cm" svg:x2="4.572cm" svg:y2="2.032cm">
            <text:p/>
          </draw:line>
          <draw:line draw:style-name="gr6" draw:text-style-name="P6" draw:layer="layout" svg:x1="4.572cm" svg:y1="2.032cm" svg:x2="5.08cm" svg:y2="1.524cm">
            <text:p/>
          </draw:line>
          <draw:line draw:style-name="gr6" draw:text-style-name="P6" draw:layer="layout" svg:x1="5.08cm" svg:y1="1.524cm" svg:x2="4.572cm" svg:y2="1.016cm">
            <text:p/>
          </draw:line>
          <draw:line draw:style-name="gr6" draw:text-style-name="P6" draw:layer="layout" svg:x1="4.572cm" svg:y1="1.016cm" svg:x2="2.54cm" svg:y2="1.016cm">
            <text:p/>
          </draw:line>
          <draw:line draw:style-name="gr6" draw:text-style-name="P6" draw:layer="layout" svg:x1="2.54cm" svg:y1="1.016cm" svg:x2="3.048cm" svg:y2="1.524cm">
            <text:p/>
          </draw:line>
          <draw:line draw:style-name="gr6" draw:text-style-name="P6" draw:layer="layout" svg:x1="2.54cm" svg:y1="2.032cm" svg:x2="3.048cm" svg:y2="1.524cm">
            <text:p/>
          </draw:line>
        </draw:g>
        <draw:frame draw:style-name="gr9" draw:text-style-name="P7" draw:layer="layout" svg:width="0.891cm" svg:height="3.095cm" svg:x="7.491cm" svg:y="8.618cm">
          <draw:text-box>
            <text:p>ZraI</text:p>
          </draw:text-box>
        </draw:frame>
        <draw:frame draw:style-name="gr9" draw:text-style-name="P7" draw:layer="layout" svg:width="0.925cm" svg:height="0.963cm" svg:x="18.125cm" svg:y="8.89cm">
          <draw:text-box>
            <text:p>E</text:p>
          </draw:text-box>
        </draw:frame>
        <draw:frame draw:style-name="gr9" draw:text-style-name="P7" draw:layer="layout" svg:width="0.925cm" svg:height="0.963cm" svg:x="12.243cm" svg:y="8.767cm">
          <draw:text-box>
            <text:p>A</text:p>
          </draw:text-box>
        </draw:frame>
        <draw:custom-shape draw:style-name="gr10" draw:text-style-name="P8" xml:id="id1" draw:id="id1" draw:layer="layout" svg:width="1.27cm" svg:height="0.33cm" svg:x="3.302cm" svg:y="16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xml:id="id3" draw:id="id3" draw:layer="layout" svg:width="1.27cm" svg:height="0.33cm" svg:x="22.86cm" svg:y="18.03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6" draw:layer="layout" draw:type="curve" svg:x1="3.302cm" svg:y1="17.107cm" svg:x2="11.474cm" svg:y2="12.981cm" draw:start-shape="id1" draw:start-glue-point="3" draw:end-shape="id2" draw:end-glue-point="3" svg:d="M3302 17107c-751 0-4837-4126 8172-4126" svg:viewBox="0 0 9371 4127">
          <text:p/>
        </draw:connector>
        <draw:connector draw:style-name="gr12" draw:text-style-name="P6" draw:layer="layout" draw:type="curve" svg:x1="24.13cm" svg:y1="18.199cm" svg:x2="13.208cm" svg:y2="12.981cm" draw:start-shape="id3" draw:start-glue-point="1" draw:end-shape="id2" draw:end-glue-point="1" svg:d="M24130 18199c753 0 6214-5218-10922-5218" svg:viewBox="0 0 12342 5219">
          <text:p/>
        </draw:connector>
        <draw:frame draw:style-name="gr13" draw:text-style-name="P5" xml:id="id2" draw:id="id2" draw:layer="layout" svg:width="1.734cm" svg:height="0.962cm" svg:x="11.474cm" svg:y="12.5cm">
          <draw:text-box>
            <text:p>amp</text:p>
          </draw:text-box>
        </draw:frame>
        <draw:connector draw:style-name="gr6" draw:text-style-name="P6" draw:layer="layout" draw:type="line" svg:x1="7.874cm" svg:y1="8.199cm" svg:x2="3.81cm" svg:y2="2.032cm" draw:start-shape="id4" draw:start-glue-point="1" draw:end-shape="id5" draw:end-glue-point="2" svg:d="M7874 8199l-4064-6167" svg:viewBox="0 0 4065 6168">
          <text:p/>
        </draw:connector>
        <draw:connector draw:style-name="gr6" draw:text-style-name="P6" draw:layer="layout" draw:type="line" svg:x1="18.542cm" svg:y1="8.217cm" svg:x2="21.971cm" svg:y2="2.032cm" draw:start-shape="id6" draw:start-glue-point="3" draw:end-shape="id7" draw:end-glue-point="2" svg:d="M18542 8217l3429-6185" svg:viewBox="0 0 3430 6186">
          <text:p/>
        </draw:connector>
        <draw:connector draw:style-name="gr6" draw:text-style-name="P6" draw:layer="layout" draw:type="line" svg:x1="12.692cm" svg:y1="8.199cm" svg:x2="13.259cm" svg:y2="1.724cm" draw:start-shape="id8" draw:start-glue-point="3" draw:end-shape="id9" draw:end-glue-point="2" svg:d="M12692 8199l567-6475" svg:viewBox="0 0 568 6476">
          <text:p/>
        </draw:connector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254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orn </meta:initial-creator>
    <meta:creation-date>2013-06-07T11:37:07</meta:creation-date>
    <dc:date>2017-03-29T12:03:27.387570558</dc:date>
    <dc:creator>Björn </dc:creator>
    <meta:editing-duration>PT40M21S</meta:editing-duration>
    <meta:editing-cycles>12</meta:editing-cycles>
    <meta:generator>LibreOffice/5.2.3.2$Linux_X86_64 LibreOffice_project/20m0$Build-2</meta:generator>
    <meta:document-statistic meta:object-count="67"/>
  </office:meta>
</office:document-meta>
</file>